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ogramación lineal</text:title></text:p>
      <text:p text:style-name="OrgTitle"/>
      <text:p text:style-name="OrgSubtitle"><text:initial-creator>Karen Guadalupe Lechuga Trejo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0c3aa5">1. Teoría</text:a></text:p>
          <text:p text:style-name="Contents_20_2"><text:a xlink:type="simple" xlink:href="#org15b2c48">1.1. Motivación</text:a></text:p>
          <text:p text:style-name="Contents_20_2"><text:a xlink:type="simple" xlink:href="#orgf08fbc9">1.2. Ejemplos</text:a></text:p>
          <text:p text:style-name="Contents_20_2"><text:a xlink:type="simple" xlink:href="#org0323fa8">1.3. Convexidad</text:a></text:p>
          <text:p text:style-name="Contents_20_2"><text:a xlink:type="simple" xlink:href="#org7a44be6">1.4. Método SIMPLEX</text:a></text:p>
          <text:p text:style-name="Contents_20_1"><text:a xlink:type="simple" xlink:href="#org441187d">2. Herramientas computacionales</text:a></text:p>
          <text:p text:style-name="Contents_20_2"><text:a xlink:type="simple" xlink:href="#org84b1222">2.1. Emacs</text:a></text:p>
          <text:p text:style-name="Contents_20_2"><text:a xlink:type="simple" xlink:href="#org88599d7">2.2. Git</text:a></text:p>
          <text:p text:style-name="Contents_20_2"><text:a xlink:type="simple" xlink:href="#orge94a689">2.3. Python</text:a></text:p>
          <text:p text:style-name="Contents_20_2"><text:a xlink:type="simple" xlink:href="#orga9b52bb">2.4. LaTeX</text:a></text:p>
        </text:index-body>
      </text:table-of-content>
      <text:h text:style-name="Heading_20_1" text:outline-level="1" text:is-list-header="false">
<text:bookmark-start text:name="OrgXref.org20c3aa5"/>
<text:bookmark text:name="org20c3aa5"/>Teoría
<text:bookmark-end text:name="OrgXref.org20c3aa5"/></text:h>
      <text:h text:style-name="Heading_20_2" text:outline-level="2" text:is-list-header="false">
<text:bookmark-start text:name="OrgXref.org15b2c48"/>
<text:bookmark text:name="org15b2c48"/>Motivación
<text:bookmark-end text:name="OrgXref.org15b2c48"/></text:h>
      <text:p text:style-name="Text_20_body">El objetivo de la programación lineal es es maximizar funciones
lineales sobre dominios convexos, es decir, definidos sobre regiones
dadas por desigualdades.
</text:p>
      <text:h text:style-name="Heading_20_2" text:outline-level="2" text:is-list-header="false">
<text:bookmark-start text:name="OrgXref.orgf08fbc9"/>
<text:bookmark text:name="orgf08fbc9"/>Ejemplos
<text:bookmark-end text:name="OrgXref.orgf08fbc9"/></text:h>
      <text:list text:style-name="OrgBulletedList" text:continue-numbering="false">
        <text:list-item>
          <text:p text:style-name="Text_20_body">El problema de la dieta.
</text:p>
        </text:list-item>
        <text:list-item>
          <text:p text:style-name="Text_20_body">Optimización de lugares en una excursión.
</text:p>
        </text:list-item>
        <text:list-item>
          <text:p text:style-name="Text_20_body">Escoger objetos óptimos para un campamento.
</text:p>
        </text:list-item>
        <text:list-item>
          <text:p text:style-name="Text_20_body">El problema del flujo máximo.
</text:p>
        </text:list-item>
      </text:list>
      <text:h text:style-name="Heading_20_2" text:outline-level="2" text:is-list-header="false">
<text:bookmark-start text:name="OrgXref.org0323fa8"/>
<text:bookmark text:name="org0323fa8"/>Convexidad
<text:bookmark-end text:name="OrgXref.org0323fa8"/></text:h>
      <text:p text:style-name="Text_20_body">Un conjunto <text:span text:style-name="OrgCode">\(X\)</text:span> es <text:span text:style-name="Bold">convexo</text:span> si para todos <text:span text:style-name="OrgCode">\(x,y\in X\)</text:span> y
<text:span text:style-name="OrgCode">\(t\in[0,1]\)</text:span> se tiene que <text:span text:style-name="OrgCode">\(tx + (1-t)y \in X\)</text:span>.
</text:p>
      <text:h text:style-name="Heading_20_2" text:outline-level="2" text:is-list-header="false">
<text:bookmark-start text:name="OrgXref.org7a44be6"/>
<text:bookmark text:name="org7a44be6"/>Método SIMPLEX
<text:bookmark-end text:name="OrgXref.org7a44be6"/></text:h>
      <text:h text:style-name="Heading_20_1" text:outline-level="1" text:is-list-header="false">
<text:bookmark-start text:name="OrgXref.org441187d"/>
<text:bookmark text:name="org441187d"/>Herramientas computacionales
<text:bookmark-end text:name="OrgXref.org441187d"/></text:h>
      <text:h text:style-name="Heading_20_2" text:outline-level="2" text:is-list-header="false">
<text:bookmark-start text:name="OrgXref.org84b1222"/>
<text:bookmark text:name="org84b1222"/>Emacs
<text:bookmark-end text:name="OrgXref.org84b1222"/></text:h>
      <text:h text:style-name="Heading_20_2" text:outline-level="2" text:is-list-header="false">
<text:bookmark-start text:name="OrgXref.org88599d7"/>
<text:bookmark text:name="org88599d7"/>Git
<text:bookmark-end text:name="OrgXref.org88599d7"/></text:h>
      <text:list text:style-name="OrgNumberedList" text:continue-numbering="false">
        <text:list-item>
          <text:p text:style-name="Text_20_body">
<text:bookmark-start text:name="OrgXref.orgf70681c"/>
<text:bookmark text:name="orgf70681c"/>Github
<text:bookmark-end text:name="OrgXref.orgf70681c"/></text:p>
        </text:list-item>
      </text:list>
      <text:h text:style-name="Heading_20_2" text:outline-level="2" text:is-list-header="false">
<text:bookmark-start text:name="OrgXref.orge94a689"/>
<text:bookmark text:name="orge94a689"/>Python
<text:bookmark-end text:name="OrgXref.orge94a689"/></text:h>
      <text:list text:style-name="OrgNumberedList" text:continue-numbering="false">
        <text:list-item>
          <text:p text:style-name="Text_20_body">
<text:bookmark-start text:name="OrgXref.orgf7c65b5"/>
<text:bookmark text:name="orgf7c65b5"/>Lenguaje Python
<text:bookmark-end text:name="OrgXref.orgf7c65b5"/></text:p>
        </text:list-item>
        <text:list-item>
          <text:p text:style-name="Text_20_body">
<text:bookmark-start text:name="OrgXref.org227b247"/>
<text:bookmark text:name="org227b247"/>Jupyter
<text:bookmark-end text:name="OrgXref.org227b247"/></text:p>
        </text:list-item>
      </text:list>
      <text:h text:style-name="Heading_20_2" text:outline-level="2" text:is-list-header="false">
<text:bookmark-start text:name="OrgXref.orga9b52bb"/>
<text:bookmark text:name="orga9b52bb"/>LaTeX
<text:bookmark-end text:name="OrgXref.orga9b52bb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aren Guadalupe Lechuga Trejo</dc:creator>
    <meta:initial-creator>Karen Guadalupe Lechuga Trejo</meta:initial-creator>
    <dc:date>2019-04-05T12:07:26</dc:date>
    <meta:creation-date>2019-04-05T12:07:26</meta:creation-date>
    <meta:generator>Emacs 25.2.2 (Org mode 9.2.3)</meta:generator>
    <meta:keyword/>
    <dc:subject/>
    <dc:title>Programación lineal</dc:title>
  </office:meta>
</office:document-meta>
</file>